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P5" style:family="paragraph" style:parent-style-name="Preformatted_20_Text">
      <style:text-properties officeooo:rsid="000ea0d3" officeooo:paragraph-rsid="000ea0d3"/>
    </style:style>
    <style:style style:name="P6" style:family="paragraph" style:parent-style-name="Preformatted_20_Text">
      <style:text-properties officeooo:paragraph-rsid="001996c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www.youtube.com/watch?v=Z8vGnATtohw" text:style-name="Internet_20_link" text:visited-style-name="Visited_20_Internet_20_Link">https://www.youtube.com/watch?v=Z8vGnATtohw</text:a></text:p>
      <text:p text:style-name="P6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5">canciones del 70</text:p>
      <text:p text:style-name="Preformatted_20_Text">https://www.youtube.com/watch?v=-ixbH3er-QI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4T01:28:34.487742293</dc:date>
    <meta:generator>LibreOffice/6.2.7.1$MacOSX_X86_64 LibreOffice_project/23edc44b61b830b7d749943e020e96f5a7df63bf</meta:generator>
    <meta:editing-duration>P1DT14H18M24S</meta:editing-duration>
    <meta:editing-cycles>60</meta:editing-cycles>
    <meta:document-statistic meta:table-count="0" meta:image-count="0" meta:object-count="0" meta:page-count="1" meta:paragraph-count="34" meta:word-count="152" meta:character-count="1559" meta:non-whitespace-character-count="1436"/>
  </office:meta>
</office:document-meta>
</file>